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eb91e" loext:opacity="100%" style:font-name="Arial1" fo:font-size="24pt" fo:font-weight="bold" officeooo:rsid="000e00e7" officeooo:paragraph-rsid="000e00e7" style:font-size-asian="21pt" style:font-weight-asian="bold" style:font-size-complex="24pt" style:font-weight-complex="bold"/>
    </style:style>
    <style:style style:name="P2" style:family="paragraph" style:parent-style-name="Standard">
      <style:text-properties fo:color="#8d1d75" loext:opacity="100%" style:font-name="Arial1" fo:font-size="14pt" fo:font-weight="bold" officeooo:rsid="000e00e7" officeooo:paragraph-rsid="000e00e7" style:font-size-asian="12.25pt" style:font-weight-asian="bold" style:font-size-complex="14pt" style:font-weight-complex="bold"/>
    </style:style>
    <style:style style:name="P3" style:family="paragraph" style:parent-style-name="Standard">
      <style:text-properties fo:color="#000000" loext:opacity="100%" style:font-name="Arial1" fo:font-size="11pt" fo:font-weight="normal" officeooo:rsid="000e00e7" officeooo:paragraph-rsid="000e00e7" style:font-size-asian="9.60000038146973pt" style:font-weight-asian="normal" style:font-size-complex="11pt" style:font-weight-complex="normal"/>
    </style:style>
    <style:style style:name="P4" style:family="paragraph" style:parent-style-name="Standard">
      <style:text-properties fo:color="#000000" loext:opacity="100%" style:font-name="Arial1" fo:font-size="11pt" fo:font-weight="bold" officeooo:rsid="000e00e7" officeooo:paragraph-rsid="000e00e7" style:font-size-asian="9.60000038146973pt" style:font-weight-asian="bold" style:font-size-complex="11pt" style:font-weight-complex="bold"/>
    </style:style>
    <style:style style:name="P5" style:family="paragraph" style:parent-style-name="Standard">
      <style:text-properties fo:color="#bf819e" loext:opacity="100%" style:font-name="Arial1" fo:font-size="11pt" fo:font-weight="bold" officeooo:rsid="000e00e7" officeooo:paragraph-rsid="000e00e7" style:font-size-asian="9.60000038146973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1: Caracterización de los sistemas informáticos.</text:p>
      <text:p text:style-name="P1"/>
      <text:p text:style-name="P2">1. Arquitectura de los ordenadores.</text:p>
      <text:p text:style-name="P2"/>
      <text:p text:style-name="P3">La arquitectura de un ordenador está formada por una serie de circuitos electrónicos a través de los cuales se procesa información y una sucesión de instrucciones con el fin de obtener unos resultados.</text:p>
      <text:p text:style-name="P3"/>
      <text:p text:style-name="P3">La arquitectura y estructura de Von Neumann es la implantada en los ordenadores modernos.</text:p>
      <text:p text:style-name="P3"/>
      <text:p text:style-name="P3">La <text:span text:style-name="T1">máquina de Turing </text:span>es una máquina abstracta con hojas de papel con casillas en las que se podían registrar 0 y 1, y en la que se era posible avanzar o retroceder dependiendo de los dígitos.</text:p>
      <text:p text:style-name="P3"/>
      <text:p text:style-name="P4">La arquitectura Harvard <text:span text:style-name="T2">consiste en disponer los buses independientes, permitiendo que los datos e instrucciones de un programa se sitúen en celdas independientes de memoria, pudiéndose ejecutar de forma separada. Un bus es el sistema digital encargado de transferir los datos entre los componentes de un sistema informático.</text:span></text:p>
      <text:p text:style-name="P4"><text:span text:style-name="T2"/></text:p>
      <text:p text:style-name="P5">1.1. Arquitectura Von Neumann.</text:p>
      <text:p text:style-name="P5"/>
      <text:p text:style-name="P3">Primer ordenador de uso general, nombrado como ENIAC, funcionaba a través de un programa almacenado.</text:p>
      <text:p text:style-name="P3"/>
      <text:p text:style-name="P3">Se fundamenta en cuatro partes:</text:p>
      <text:p text:style-name="P3"/>
      <text:p text:style-name="P4">· Unidad lógica y aritmética (ALU): <text:span text:style-name="T2">parte encargada de ejecutar todos los cálculos.</text:span></text:p>
      <text:p text:style-name="P4"><text:span text:style-name="T2"/></text:p>
      <text:p text:style-name="P4">· Memoria: <text:span text:style-name="T2">casillas numeradas para almacenar y contener información.</text:span></text:p>
      <text:p text:style-name="P4"><text:span text:style-name="T2"/></text:p>
      <text:p text:style-name="P4">· Unidad de control: <text:span text:style-name="T2">encargada de la transmisión de las instrucciones entre la memoria y la unidad lógica aritmética.</text:span></text:p>
      <text:p text:style-name="P4"><text:span text:style-name="T2"/></text:p>
      <text:p text:style-name="P4">· Entradas y salidas (E/S): <text:span text:style-name="T2">permiten al ordenador ser interactivo, realizando la comunicación entre el ordenador y el exterior.</text:span></text:p>
      <text:p text:style-name="P4"><text:span text:style-name="T2"/></text:p>
      <text:p text:style-name="P2">2. Componentes de un sistema informático.</text:p>
      <text:p text:style-name="P2"/>
      <text:p text:style-name="P5">2.1. Placa base.</text:p>
      <text:p text:style-name="P5"/>
      <text:p text:style-name="P3">En la placa base están conectados el resto de componentes del sistema informático, y su función consiste en garantizar la transmisión de todos los datos entre los componentes conectados.</text:p>
      <text:p text:style-name="P3"/>
      <text:p text:style-name="P4">· ATX: <text:span text:style-name="T2">es la placa más habitual. La mayoría de fabricantes adaptan el tamaño de la caja para ser compatible e integrar dicha placa. Su dimensión estándar es de 305 x 330 mm.</text:span></text:p>
      <text:p text:style-name="P4"><text:span text:style-name="T2"/></text:p>
      <text:p text:style-name="P4">· MicroATX y MiniATX: <text:span text:style-name="T2">placas de menores, sus dimensiones son de 244 x 244 y 150 x 150 mm.</text:span></text:p>
      <text:p text:style-name="P4"><text:span text:style-name="T2"/></text:p>
      <text:p text:style-name="P4">· E-ATX: <text:span text:style-name="T2">son placas utilizadas en equipos que requieren altas prestaciones técnicas, como pueden ser equipos informáticos de diseño, gaming, etc.</text:span></text:p>
      <text:p text:style-name="P4"><text:span text:style-name="T2"/></text:p>
      <text:p text:style-name="P4"><text:span text:style-name="T2">Las placas incorporan: </text:span>CMOS, BIOS, tarjeta de red, sonido y gráfica, CPU o expansiones.</text:p>
      <text:p text:style-name="P5"><text:soft-page-break/>2.2. Interfaces de transferencia.</text:p>
      <text:p text:style-name="P5"/>
      <text:p text:style-name="P3">Dispositivos de almacenamiento como discos duros o SSD pueden conectarse a la placa base a través de diferentes tipos de conexión:</text:p>
      <text:p text:style-name="P3"/>
      <text:p text:style-name="P4">· IDE o PATA: <text:span text:style-name="T2">es uno de los tipos de conexión más tradicionales, gracias a su versatilidad, fiabilidad y bajo coste. Se basa en realizar la transmisión de datos en paralelo y permite conectar hasta 2 discos duros.</text:span></text:p>
      <text:p text:style-name="P4"><text:span text:style-name="T2"/></text:p>
      <text:p text:style-name="P4">· SATA: <text:span text:style-name="T2">mejora la velocidad y la estabilidad y, para la transmisión de datos, utiliza un bus serie. Se pueden conectar hasta 6 dispositivos de almacenamiento.</text:span></text:p>
      <text:p text:style-name="P4"><text:span text:style-name="T2"/></text:p>
      <text:p text:style-name="P4">· SCSI o SAS: <text:span text:style-name="T2">es la conexión que habitualmente se utiliza en los servidores para los dispositivos de almacenamiento. Los discos duros SCSI tienen una gran capacidad de almacenamiento y la interfaz facilita un alto rendimiento.</text:span></text:p>
      <text:p text:style-name="P4"><text:span text:style-name="T2"/></text:p>
      <text:p text:style-name="P5">2.3. Componentes almacenamiento.</text:p>
      <text:p text:style-name="P5"/>
      <text:p text:style-name="P4">· Dispositivos de almacenamiento magnético: <text:span text:style-name="T2">tradicionalmente conocidos como discos duros o HD, sus componentes son mecánicos y consiguen grabar los datos a través de técnicas de magnetismo. Las transferencias de datos se encuentran entre 50 y 150MB/s. Su precio suele ser muy asequible.</text:span></text:p>
      <text:p text:style-name="P4"><text:span text:style-name="T2"/></text:p>
      <text:p text:style-name="P4">· Dispositivos de almacenamiento electrónico: <text:span text:style-name="T2">tecnología que emplea componentes semiconductores para almacenar información en chips de memorias flash. El dispositivo más conocido es el SSD. Son capaces de transmitir a 600MB/s.</text:span></text:p>
      <text:p text:style-name="P4"><text:span text:style-name="T2"/></text:p>
      <text:p text:style-name="P4">· Dispositivos de almacenamiento óptico: <text:span text:style-name="T2">son conocidos por utilizar un sistema óptico o láser para transmitir datos digitales. Destacan el DVD (hasta 8,7GB) y el Blu-Ray (hasta 25GB).</text:span></text:p>
      <text:p text:style-name="P4"><text:span text:style-name="T2"/></text:p>
      <text:p text:style-name="P5">2.4. Memoria y fuente de alimentación.</text:p>
      <text:p text:style-name="P5"/>
      <text:p text:style-name="P4">Memoria RAM: <text:span text:style-name="T2">componente eléctrico que almacena información e instrucciones para utilizarse en momentos determinados. Este almacenamiento se realiza automáticamente, pero con el inconveniente de perder toda la información si se reinicia o apaga el ordenador.</text:span></text:p>
      <text:p text:style-name="P4"><text:span text:style-name="T2">Las más utilizadas actualmente son las DDR4, capaces de trabajar a 4600 MHz y con un almacenamiento de hasta 32GB.</text:span></text:p>
      <text:p text:style-name="P4"><text:span text:style-name="T2">Las placas base suelen incorporar varias ranuras:</text:span></text:p>
      <text:p text:style-name="P4"><text:span text:style-name="T2"/></text:p>
      <text:p text:style-name="P4">· DIMM: <text:span text:style-name="T2">utilizadas en placas de equipos de sobremesa. Permiten conectar memorias DDR1, 2, 3 y 4.</text:span></text:p>
      <text:p text:style-name="P4"><text:span text:style-name="T2"/></text:p>
      <text:p text:style-name="P4">· SO-DIMM: <text:span text:style-name="T2">semejante a las DIMM, pero con un tamaño reducido. Utilizado normalmente en portátiles o servidores.</text:span></text:p>
      <text:p text:style-name="P4"><text:span text:style-name="T2"/></text:p>
      <text:p text:style-name="P4">Fuente de alimentación: <text:span text:style-name="T2">su función es transformar la corriente alterna en corriente continua.</text:span></text:p>
      <text:p text:style-name="P4"><text:span text:style-name="T2">Hay distintos tipos de formatos: ATX, SFX o formato servidor.</text:span></text:p>
      <text:p text:style-name="P4"><text:span text:style-name="T2"/></text:p>
      <text:p text:style-name="P2">3. Periféricos y conexión de dispositivos.</text:p>
      <text:p text:style-name="P2"/>
      <text:p text:style-name="P3">Los ordenadores disponen de conexiones de entrada y salida (E/S) para intercambiar datos entre el procesador y los dispositivos conectados, conocidos como periféricos. Se distinguen:</text:p>
      <text:p text:style-name="P3"/>
      <text:p text:style-name="P4">· Periféricos de entrada: <text:span text:style-name="T2">entrada de información al ordenador (teclado, ratón, micrófono…)</text:span></text:p>
      <text:p text:style-name="P4">· Periféricos de salida: <text:span text:style-name="T2">muestran información al exterior previamente generada en el ordenador (monitores, impresoras, auriculares…)</text:span></text:p>
      <text:p text:style-name="P4">· Periféricos E/S: <text:span text:style-name="T2">permiten tanto la entrada como la salida de información (pantallas táctil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3T19:54:35.493000000</meta:creation-date>
    <dc:date>2024-01-03T20:19:01.510000000</dc:date>
    <meta:editing-duration>PT24M26S</meta:editing-duration>
    <meta:editing-cycles>1</meta:editing-cycles>
    <meta:document-statistic meta:table-count="0" meta:image-count="0" meta:object-count="0" meta:page-count="2" meta:paragraph-count="42" meta:word-count="781" meta:character-count="5035" meta:non-whitespace-character-count="4296"/>
    <meta:generator>LibreOffice/7.6.2.1$Windows_X86_64 LibreOffice_project/56f7684011345957bbf33a7ee678afaf4d2ba333</meta:generator>
  </office:meta>
</office:document-meta>
</file>